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25.612cm" fo:margin-left="0.088cm" fo:break-before="page" table:align="left"/>
    </style:style>
    <style:style style:name="Tableau3.A" style:family="table-column">
      <style:table-column-properties style:column-width="2.09cm"/>
    </style:style>
    <style:style style:name="Tableau3.B" style:family="table-column">
      <style:table-column-properties style:column-width="10.721cm"/>
    </style:style>
    <style:style style:name="Tableau3.C" style:family="table-column">
      <style:table-column-properties style:column-width="7.377cm"/>
    </style:style>
    <style:style style:name="Tableau3.D" style:family="table-column">
      <style:table-column-properties style:column-width="5.424cm"/>
    </style:style>
    <style:style style:name="Tableau3.1" style:family="table-row">
      <style:table-row-properties style:min-row-height="0.626cm"/>
    </style:style>
    <style:style style:name="Tableau3.A1" style:family="table-cell">
      <style:table-cell-properties fo:background-color="#c0c0c0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9" style:family="table-row">
      <style:table-row-properties style:min-row-height="2.859cm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28a9e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24a411" style:font-weight-asian="bold" style:font-weight-complex="bold"/>
    </style:style>
    <style:style style:name="P3" style:family="paragraph" style:parent-style-name="Standard">
      <style:text-properties fo:font-weight="bold" officeooo:paragraph-rsid="00262038" style:font-weight-asian="bold" style:font-weight-complex="bold"/>
    </style:style>
    <style:style style:name="P4" style:family="paragraph" style:parent-style-name="Standard">
      <style:text-properties officeooo:paragraph-rsid="00262038"/>
    </style:style>
    <style:style style:name="P5" style:family="paragraph" style:parent-style-name="Standard">
      <style:text-properties fo:font-size="10pt" fo:font-style="normal" fo:font-weight="bold" officeooo:rsid="0027e174" officeooo:paragraph-rsid="002c4c8b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text-properties fo:font-size="10pt" fo:font-style="normal" fo:font-weight="normal" officeooo:rsid="0027e174" officeooo:paragraph-rsid="002c4c8b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fo:font-size="10pt" fo:font-style="normal" fo:font-weight="normal" officeooo:rsid="002c4c8b" officeooo:paragraph-rsid="002c4c8b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fo:font-style="normal" fo:font-weight="bold" officeooo:rsid="0027e174" officeooo:paragraph-rsid="002c4c8b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bold" officeooo:rsid="0027e174" officeooo:paragraph-rsid="002c4c8b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bold" officeooo:rsid="002876c5" officeooo:paragraph-rsid="002c4c8b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27e174" officeooo:paragraph-rsid="002c4c8b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29a834" officeooo:paragraph-rsid="002c4c8b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2876c5" officeooo:paragraph-rsid="002c4c8b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2c6700" officeooo:paragraph-rsid="002c4c8b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2f5332" officeooo:paragraph-rsid="002c4c8b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>
      <style:paragraph-properties fo:break-before="page"/>
      <style:text-properties officeooo:paragraph-rsid="002c4c8b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bold" officeooo:rsid="00047028" officeooo:paragraph-rsid="002c4c8b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047028" officeooo:paragraph-rsid="002c4c8b"/>
    </style:style>
    <style:style style:name="P19" style:family="paragraph" style:parent-style-name="Table_20_Contents">
      <style:text-properties officeooo:rsid="00047028" officeooo:paragraph-rsid="002c4c8b"/>
    </style:style>
    <style:style style:name="P20" style:family="paragraph" style:parent-style-name="Table_20_Contents">
      <style:paragraph-properties fo:text-align="center" style:justify-single-word="false"/>
      <style:text-properties officeooo:rsid="0010d609" officeooo:paragraph-rsid="002c4c8b"/>
    </style:style>
    <style:style style:name="P21" style:family="paragraph" style:parent-style-name="Table_20_Contents">
      <style:paragraph-properties fo:text-align="center" style:justify-single-word="false"/>
      <style:text-properties officeooo:rsid="002748cf" officeooo:paragraph-rsid="002c4c8b"/>
    </style:style>
    <style:style style:name="P22" style:family="paragraph" style:parent-style-name="Table_20_Contents">
      <style:text-properties fo:font-size="11pt" officeooo:rsid="002c4c8b" officeooo:paragraph-rsid="002c4c8b" style:font-size-asian="11pt" style:font-size-complex="11pt"/>
    </style:style>
    <style:style style:name="P23" style:family="paragraph" style:parent-style-name="Table_20_Contents">
      <style:text-properties fo:font-size="11pt" officeooo:rsid="0030740e" officeooo:paragraph-rsid="002c4c8b" style:font-size-asian="11pt" style:font-size-complex="11pt"/>
    </style:style>
    <style:style style:name="P24" style:family="paragraph" style:parent-style-name="Table_20_Contents">
      <style:text-properties fo:font-size="11pt" officeooo:rsid="002d5bed" officeooo:paragraph-rsid="002c4c8b" style:font-size-asian="11pt" style:font-size-complex="11pt"/>
    </style:style>
    <style:style style:name="P25" style:family="paragraph" style:parent-style-name="Table_20_Contents">
      <style:text-properties officeooo:rsid="002d5bed" officeooo:paragraph-rsid="002c4c8b"/>
    </style:style>
    <style:style style:name="P26" style:family="paragraph" style:parent-style-name="Table_20_Contents">
      <style:paragraph-properties fo:line-height="150%" style:writing-mode="page"/>
      <style:text-properties fo:font-size="12pt" officeooo:rsid="00047028" officeooo:paragraph-rsid="002c4c8b" style:font-size-asian="12pt" style:font-size-complex="12pt"/>
    </style:style>
    <style:style style:name="P27" style:family="paragraph" style:parent-style-name="Table_20_Contents">
      <style:paragraph-properties fo:line-height="150%" style:writing-mode="page"/>
      <style:text-properties fo:font-size="10pt" officeooo:rsid="00047028" officeooo:paragraph-rsid="002c4c8b" style:font-size-asian="10pt" style:font-size-complex="10pt"/>
    </style:style>
    <style:style style:name="P28" style:family="paragraph" style:parent-style-name="Table_20_Contents">
      <style:paragraph-properties fo:line-height="115%" style:writing-mode="page"/>
      <style:text-properties fo:font-size="11pt" officeooo:rsid="00047028" officeooo:paragraph-rsid="002c4c8b" style:font-size-asian="11pt" style:font-size-complex="11pt"/>
    </style:style>
    <style:style style:name="P29" style:family="paragraph" style:parent-style-name="Table_20_Contents">
      <style:paragraph-properties fo:line-height="115%" style:writing-mode="page"/>
      <style:text-properties fo:font-size="11pt" officeooo:paragraph-rsid="002c4c8b" style:font-size-asian="11pt" style:font-size-complex="11pt"/>
    </style:style>
    <style:style style:name="P30" style:family="paragraph" style:parent-style-name="Standard" style:list-style-name="L1">
      <style:text-properties fo:font-size="11pt" fo:font-style="normal" fo:font-weight="normal" officeooo:rsid="002c4c8b" officeooo:paragraph-rsid="002c4c8b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1" style:family="paragraph" style:parent-style-name="Standard" style:list-style-name="L2">
      <style:paragraph-properties fo:margin-top="0cm" fo:margin-bottom="0cm" loext:contextual-spacing="false" fo:line-height="100%"/>
      <style:text-properties fo:font-size="11pt" fo:font-style="normal" officeooo:rsid="002c8745" officeooo:paragraph-rsid="002c4c8b" style:font-name-asian="Calibri" style:font-size-asian="11pt" style:font-style-asian="normal" style:font-name-complex="Calibri" style:font-size-complex="11pt" style:font-style-complex="normal"/>
    </style:style>
    <style:style style:name="P32" style:family="paragraph" style:parent-style-name="Standard" style:list-style-name="L3">
      <style:paragraph-properties fo:margin-top="0cm" fo:margin-bottom="0cm" loext:contextual-spacing="false" fo:line-height="100%"/>
      <style:text-properties fo:font-size="11pt" fo:font-style="normal" officeooo:rsid="002c8745" officeooo:paragraph-rsid="002c4c8b" style:font-name-asian="Calibri" style:font-size-asian="11pt" style:font-style-asian="normal" style:font-name-complex="Calibri" style:font-size-complex="11pt" style:font-style-complex="normal"/>
    </style:style>
    <style:style style:name="P33" style:family="paragraph" style:parent-style-name="Standard" style:list-style-name="L2">
      <style:paragraph-properties fo:margin-top="0cm" fo:margin-bottom="0cm" loext:contextual-spacing="false" fo:line-height="100%"/>
      <style:text-properties fo:font-size="11pt" fo:font-style="normal" officeooo:rsid="002d5bed" officeooo:paragraph-rsid="002c4c8b" style:font-name-asian="Calibri" style:font-size-asian="11pt" style:font-style-asian="normal" style:font-name-complex="Calibri" style:font-size-complex="11pt" style:font-style-complex="normal"/>
    </style:style>
    <style:style style:name="P34" style:family="paragraph" style:parent-style-name="Standard" style:list-style-name="L3">
      <style:paragraph-properties fo:margin-top="0cm" fo:margin-bottom="0cm" loext:contextual-spacing="false" fo:line-height="100%"/>
      <style:text-properties fo:font-size="11pt" fo:font-style="normal" officeooo:rsid="002f5332" officeooo:paragraph-rsid="002c4c8b" style:font-name-asian="Calibri" style:font-size-asian="11pt" style:font-style-asian="normal" style:font-name-complex="Calibri" style:font-size-complex="11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028" style:font-weight-asian="bold" style:font-weight-complex="bold"/>
    </style:style>
    <style:style style:name="T3" style:family="text">
      <style:text-properties officeooo:rsid="00047028"/>
    </style:style>
    <style:style style:name="T4" style:family="text">
      <style:text-properties officeooo:rsid="0019069a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22cfef" style:font-size-asian="10pt" style:font-size-complex="10pt"/>
    </style:style>
    <style:style style:name="T7" style:family="text">
      <style:text-properties officeooo:rsid="00262038"/>
    </style:style>
    <style:style style:name="T8" style:family="text">
      <style:text-properties officeooo:rsid="0029a834"/>
    </style:style>
    <style:style style:name="T9" style:family="text">
      <style:text-properties officeooo:rsid="002c4c8b"/>
    </style:style>
    <style:style style:name="T10" style:family="text">
      <style:text-properties officeooo:rsid="002c6700"/>
    </style:style>
    <style:style style:name="T11" style:family="text">
      <style:text-properties officeooo:rsid="002ee7be"/>
    </style:style>
    <style:style style:name="T12" style:family="text">
      <style:text-properties officeooo:rsid="002d5bed"/>
    </style:style>
    <style:style style:name="T13" style:family="text">
      <style:text-properties officeooo:rsid="0030740e"/>
    </style:style>
    <style:style style:name="T14" style:family="text">
      <style:text-properties officeooo:rsid="0030a0fc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17"><text:span text:style-name="T4">F</text:span>ICHE DE PRÉPARATION</text:p>
          </table:table-cell>
          <table:covered-table-cell/>
          <table:covered-table-cell/>
          <table:covered-table-cell/>
        </table:table-row>
        <table:table-row>
          <table:table-cell table:style-name="Tableau3.A5" office:value-type="string">
            <text:p text:style-name="P27"><text:span text:style-name="T1">Classe</text:span> :CM2</text:p>
          </table:table-cell>
          <table:table-cell table:style-name="Tableau3.B2" table:number-columns-spanned="3" office:value-type="string">
            <text:p text:style-name="P26"><text:span text:style-name="T1">Titre </text:span>: <text:span text:style-name="T9">Alice déménage</text:span></text:p>
          </table:table-cell>
          <table:covered-table-cell/>
          <table:covered-table-cell/>
        </table:table-row>
        <table:table-row>
          <table:table-cell table:style-name="Tableau3.A3" table:number-columns-spanned="4" office:value-type="string">
            <text:p text:style-name="P28"><text:span text:style-name="T1">Domaine du socle commun </text:span>: </text:p>
            <text:p text:style-name="P28"><text:span text:style-name="T1">Domaine disciplinaire</text:span> : <text:span text:style-name="T10">Informatique</text:span></text:p>
            <text:p text:style-name="P28"><text:span text:style-name="T1">Compétences travaillées</text:span> : </text:p>
            <text:p text:style-name="P29"><text:span text:style-name="T2">Objectifs </text:span><text:span text:style-name="T3">: </text:span></text:p>
          </table:table-cell>
          <table:covered-table-cell/>
          <table:covered-table-cell/>
          <table:covered-table-cell/>
        </table:table-row>
        <table:table-row>
          <table:table-cell table:style-name="Tableau3.A4" table:number-columns-spanned="2" office:value-type="string">
            <text:p text:style-name="P18">DÉROULEMENT</text:p>
          </table:table-cell>
          <table:covered-table-cell/>
          <table:table-cell table:style-name="Tableau3.C4" office:value-type="string">
            <text:p text:style-name="P20">TACHE DE L’ÉLÈVE</text:p>
            <text:p text:style-name="P21">attendue/supposée</text:p>
          </table:table-cell>
          <table:table-cell table:style-name="Tableau3.D4" office:value-type="string">
            <text:p text:style-name="P18">NOTES</text:p>
          </table:table-cell>
        </table:table-row>
        <table:table-row>
          <table:table-cell table:style-name="Tableau3.A5" office:value-type="string">
            <text:p text:style-name="P19"><text:span text:style-name="T1">Temps </text:span>: <text:span text:style-name="T10">10 min</text:span></text:p>
          </table:table-cell>
          <table:table-cell table:style-name="Tableau3.B5" office:value-type="string">
            <text:p text:style-name="P8"><text:span text:style-name="T6">P</text:span><text:span text:style-name="T5">résentation et explication de l’activité</text:span></text:p>
            <text:p text:style-name="P5">Phase orale</text:p>
            <text:p text:style-name="P7">Rappel du crêpier : notion d’algorithme.</text:p>
            <text:p text:style-name="P6">L’activité est expliquée aux élèves. <text:span text:style-name="T9">Alice veut déménager et doit empiler des paquets sur sa voiture mais pas trop haut ! Comment faire pour tout ranger en minimisant la hauteur ? Exemple au tableau.</text:span></text:p>
          </table:table-cell>
          <table:table-cell table:style-name="Tableau3.C5" office:value-type="string">
            <text:list xml:id="list561584899" text:style-name="L1">
              <text:list-item>
                <text:p text:style-name="P30">Comprendre l’activité.</text:p>
              </text:list-item>
              <text:list-item>
                <text:p text:style-name="P30">Reformuler.</text:p>
              </text:list-item>
              <text:list-item>
                <text:p text:style-name="P30">Faire le lien avec le crêpier psychorigide.</text:p>
              </text:list-item>
            </text:list>
          </table:table-cell>
          <table:table-cell table:style-name="Tableau3.D5" office:value-type="string">
            <text:p text:style-name="P22">Nous essayons de les lancer directement sur la recherche d’un algorithme.</text:p>
          </table:table-cell>
        </table:table-row>
        <table:table-row>
          <table:table-cell table:style-name="Tableau3.A6" office:value-type="string">
            <text:p text:style-name="P19"><text:span text:style-name="T1">Temps </text:span>: <text:span text:style-name="T10">10 min</text:span></text:p>
          </table:table-cell>
          <table:table-cell table:style-name="Tableau3.B6" office:value-type="string">
            <text:p text:style-name="P9">En groupe/par îlots</text:p>
            <text:p text:style-name="P11">Les élèves réalisent l’activité proposée <text:span text:style-name="T12">en autonomie : chacun cherche une solution. </text:span></text:p>
          </table:table-cell>
          <table:table-cell table:style-name="Tableau3.C6" office:value-type="string">
            <text:list xml:id="list3839315758" text:style-name="L2">
              <text:list-item>
                <text:p text:style-name="P31">Travail de recherche : comment résoudre le problème ? Comment trier la pile quelque soit la configuration initiale ?</text:p>
              </text:list-item>
              <text:list-item>
                <text:p text:style-name="P31">Discussion et réflexion en petits groupes.</text:p>
              </text:list-item>
            </text:list>
          </table:table-cell>
          <table:table-cell table:style-name="Tableau3.D6" office:value-type="string">
            <text:p text:style-name="P23"/>
          </table:table-cell>
        </table:table-row>
        <table:table-row>
          <table:table-cell table:style-name="Tableau3.A7" office:value-type="string">
            <text:p text:style-name="P19"><text:span text:style-name="T1">Temps </text:span>: </text:p>
            <text:p text:style-name="P25">10 min</text:p>
          </table:table-cell>
          <table:table-cell table:style-name="Tableau3.B7" office:value-type="string">
            <text:p text:style-name="P10">Mise en commun</text:p>
            <text:p text:style-name="P13">Bilan de ce qui a été expérimenté : <text:span text:style-name="T12">les élèves expliquent leur algorithme de tri. Si possible « Pourquoi ça marche ? »</text:span></text:p>
          </table:table-cell>
          <table:table-cell table:style-name="Tableau3.C7" office:value-type="string">
            <text:list xml:id="list133749917733483" text:continue-numbering="true" text:style-name="L2">
              <text:list-item>
                <text:p text:style-name="P31">Être capable d’expliquer au reste de la classe sa réflexion.</text:p>
              </text:list-item>
              <text:list-item>
                <text:p text:style-name="P33">Comprendre l’algorithme.</text:p>
              </text:list-item>
            </text:list>
          </table:table-cell>
          <table:table-cell table:style-name="Tableau3.D7" office:value-type="string">
            <text:p text:style-name="P23"/>
          </table:table-cell>
        </table:table-row>
        <table:table-row>
          <table:table-cell table:style-name="Tableau3.A8" office:value-type="string">
            <text:p text:style-name="P19"><text:span text:style-name="T1">Temps </text:span>: <text:span text:style-name="T10">10 min</text:span></text:p>
          </table:table-cell>
          <table:table-cell table:style-name="Tableau3.B8" office:value-type="string">
            <text:p text:style-name="P9">En groupe/par îlots</text:p>
            <text:p text:style-name="P11">Les élèves <text:span text:style-name="T11">refont</text:span> l’activité proposée <text:span text:style-name="T12">par deux : un décrit les actions à faire sans regarder la pile et l’autre exécute les instructions.</text:span></text:p>
          </table:table-cell>
          <table:table-cell table:style-name="Tableau3.C8" office:value-type="string">
            <text:list xml:id="list133749860400520" text:continue-numbering="true" text:style-name="L2">
              <text:list-item>
                <text:p text:style-name="P33"/>
              </text:list-item>
            </text:list>
          </table:table-cell>
          <table:table-cell table:style-name="Tableau3.D8" office:value-type="string">
            <text:p text:style-name="P24"/>
          </table:table-cell>
        </table:table-row>
        <table:table-row table:style-name="Tableau3.9">
          <table:table-cell table:style-name="Tableau3.A9" office:value-type="string">
            <text:p text:style-name="P19"><text:span text:style-name="T1">Temps </text:span>: <text:span text:style-name="T10">15 min</text:span></text:p>
          </table:table-cell>
          <table:table-cell table:style-name="Tableau3.B9" office:value-type="string">
            <text:p text:style-name="P10">Mise en commun <text:span text:style-name="T12">et clôture</text:span></text:p>
            <text:p text:style-name="P13">Bilan de ce qui a été expérimenté.</text:p>
            <text:p text:style-name="P14">« C’est de l’informatique parce que... » : <text:span text:style-name="T11">tri et notion de récursivité.</text:span></text:p>
            <text:p text:style-name="P15">Notion de complexité algorithmique.</text:p>
            <text:p text:style-name="P12">Une trace écrite à t<text:span text:style-name="T11">r</text:span>ous permet aux élèves de réfléchir à ce qu’ils ont appris/vécu</text:p>
          </table:table-cell>
          <table:table-cell table:style-name="Tableau3.C9" office:value-type="string">
            <text:list xml:id="list1681374100" text:style-name="L3">
              <text:list-item>
                <text:p text:style-name="P32">Réfléchir au lien avec l’informatique.</text:p>
              </text:list-item>
              <text:list-item>
                <text:p text:style-name="P34">Notion d<text:span text:style-name="T13">e complexité.</text:span></text:p>
              </text:list-item>
              <text:list-item>
                <text:p text:style-name="P32">Discuter de <text:span text:style-name="T13">la complexité</text:span> de la solution <text:span text:style-name="T14">(O(n))</text:span>.</text:p>
              </text:list-item>
            </text:list>
          </table:table-cell>
          <table:table-cell table:style-name="Tableau3.D9" office:value-type="string">
            <text:p text:style-name="P23"/>
          </table:table-cell>
        </table:table-row>
      </table:table>
      <text:p text:style-name="P1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elle Quinson</meta:initial-creator>
    <meta:creation-date>2018-11-03T09:42:10.486037752</meta:creation-date>
    <dc:date>2019-03-25T13:37:47.771168809</dc:date>
    <meta:editing-duration>PT3H25M56S</meta:editing-duration>
    <meta:editing-cycles>19</meta:editing-cycles>
    <meta:generator>LibreOffice/6.0.7.3$Linux_X86_64 LibreOffice_project/00m0$Build-3</meta:generator>
    <meta:document-statistic meta:table-count="1" meta:image-count="0" meta:object-count="0" meta:page-count="2" meta:paragraph-count="44" meta:word-count="292" meta:character-count="1713" meta:non-whitespace-character-count="1470"/>
  </office:meta>
</office:document-meta>
</file>